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OLOMON AND HIS FATHER (2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OLOMON AND HIS FATHER (2:1-1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vid's reminder (2:1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avid's requests (2:5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David's requests (2:5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Execute Joab and Shimei for their past crime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how kindness to the sons of Barzillai for their past faithfulness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SOLOMON AND HIS FATHER (2:1-11):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David's reminder (2:1-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David's requests (2:5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David's resting place (2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1 Kings 2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SOLOMON AND HIS FATHER (2:1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SOLOMON AND HIS FOES (2:13-4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-title-Title-Slide" presentation:presentation-page-layout-name="Master1-PPL1" draw:id="Slide-261">
        <draw:frame draw:id="id93" presentation:style-name="a507" draw:name="Title 1" svg:x="1.38in" svg:y="0.83in" svg:width="10.3in" svg:height="4.42in" presentation:class="title" presentation:placeholder="false">
          <draw:text-box>
            <text:p text:style-name="a506" text:class-names="" text:cond-style-name=""><text:span text:style-name="a504" text:class-names="">SOLOMON AND HIS FOES (2:13-46)<text:s text:c="1"/></text:span><text:span text:style-name="a505" text:class-names=""/></text:p>
          </draw:text-box>
          <svg:title/>
          <svg:desc/>
        </draw:frame>
        <draw:frame draw:id="id94" presentation:style-name="a512" draw:name="Subtitle 2" svg:x="1.38in" svg:y="5.25in" svg:width="10.3in" svg:height="1.85in" presentation:class="subtitle" presentation:placeholder="false">
          <draw:text-box>
            <text:p text:style-name="a509" text:class-names="" text:cond-style-name=""><text:span text:style-name="a508" text:class-names=""><text:s text:c="1"/>Adonijah (2:13-25)<text:s text:c="1"/></text:span></text:p>
            <text:p text:style-name="a511" text:class-names="" text:cond-style-name=""><text:span text:style-name="a510" text:class-names=""/></text:p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onijah (2:13-25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petition (2:13-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provocation (2:19-25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SOLOMON AND HIS FOES (2:13-46)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Adonijah (2:13-2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iathar (2:26-27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oab (2:28-3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Shimei (2:36-46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Shimei (2:36-46)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His disobedience (2:36-40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His death (2:41-4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SOLOMON AND HIS FOES (2:13-46)<text:s text:c="1"/></text:span><text:span text:style-name="a566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Adonijah (2:13-25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biathar (2:26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Joab (2:28-3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Shimei (2:36-46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1 Kings 2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OLOMON AND HIS FATHER (2:1-11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OLOMON AND HIS FOES (2:13-46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 </dc:title>
    <meta:initial-creator>David STRICKLAND</meta:initial-creator>
    <dc:creator>David STRICKLAND</dc:creator>
    <meta:creation-date>2020-02-22T19:23:33Z</meta:creation-date>
    <dc:date>2020-02-22T19:23:33Z</dc:date>
    <meta:template xlink:href="BibleStudy" xlink:type="simple"/>
    <meta:editing-cycles>1</meta:editing-cycles>
    <meta:editing-duration>PT0S</meta:editing-duration>
    <meta:document-statistic meta:paragraph-count="36" meta:word-count="218"/>
  </office:meta>
</office:document-meta>
</file>